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1" style:font-adornments="Normal" svg:font-family="Arial" style:font-family-generic="swiss" style:font-pitch="variable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automatic-styles>
    <style:style xmlns:style="urn:oasis:names:tc:opendocument:xmlns:style:1.0" style:family="table-cell" style:name="Lino Cell Style">
      <style:table-cell-properties xmlns:ns0="urn:oasis:names:tc:opendocument:xmlns:xsl-fo-compatible:1.0" ns0:padding-top="1mm" ns0:padding-right="1mm" ns0:border="0.002cm solid #000000" ns0:padding-left="1mm" ns0:padding-bottom="0.5mm"/>
    </style:style>
    <style:style xmlns:style="urn:oasis:names:tc:opendocument:xmlns:style:1.0" style:family="table-row" style:name="Lino Header Row">
      <style:table-row-properties xmlns:ns1="urn:oasis:names:tc:opendocument:xmlns:xsl-fo-compatible:1.0" ns1:background-color="#cccccc"/>
    </style:style>
    <style:style xmlns:style="urn:oasis:names:tc:opendocument:xmlns:style:1.0" style:family="table-column" style:name="countries.CitiesByCountry.name">
      <style:table-column-properties style:column-width="109mm"/>
    </style:style>
    <style:style xmlns:style="urn:oasis:names:tc:opendocument:xmlns:style:1.0" style:family="table-column" style:name="countries.CitiesByCountry.zip_code">
      <style:table-column-properties style:column-width="43mm"/>
    </style:style>
    <style:style xmlns:style="urn:oasis:names:tc:opendocument:xmlns:style:1.0" style:family="table-column" style:name="countries.CitiesByCountry.id">
      <style:table-column-properties style:column-width="27mm"/>
    </style:style>
    <style:style xmlns:style="urn:oasis:names:tc:opendocument:xmlns:style:1.0" style:family="table-cell" style:name="Lino Cell Style">
      <style:table-cell-properties xmlns:ns2="urn:oasis:names:tc:opendocument:xmlns:xsl-fo-compatible:1.0" ns2:padding-top="1mm" ns2:padding-right="1mm" ns2:border="0.002cm solid #000000" ns2:padding-left="1mm" ns2:padding-bottom="0.5mm"/>
    </style:style>
    <style:style xmlns:style="urn:oasis:names:tc:opendocument:xmlns:style:1.0" style:family="table-row" style:name="Lino Header Row">
      <style:table-row-properties xmlns:ns3="urn:oasis:names:tc:opendocument:xmlns:xsl-fo-compatible:1.0" ns3:background-color="#cccccc"/>
    </style:style>
    <style:style xmlns:style="urn:oasis:names:tc:opendocument:xmlns:style:1.0" style:family="table-column" style:name="contacts.Persons.first_name">
      <style:table-column-properties style:column-width="26mm"/>
    </style:style>
    <style:style xmlns:style="urn:oasis:names:tc:opendocument:xmlns:style:1.0" style:family="table-column" style:name="contacts.Persons.last_name">
      <style:table-column-properties style:column-width="53mm"/>
    </style:style>
    <style:style xmlns:style="urn:oasis:names:tc:opendocument:xmlns:style:1.0" style:family="table-column" style:name="contacts.Persons.gender">
      <style:table-column-properties style:column-width="18mm"/>
    </style:style>
    <style:style xmlns:style="urn:oasis:names:tc:opendocument:xmlns:style:1.0" style:family="table-column" style:name="contacts.Persons.address_column">
      <style:table-column-properties style:column-width="80mm"/>
    </style:style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/>
    </style:style>
    <style:style style:name="T2" style:family="text">
      <style:text-properties fo:font-weight="normal" fo:font-style="normal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 fo:color="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Inserting tables with custom column widths</text:h>
      <text:h text:outline-level="2" text:style-name="Heading_20_2">Belgian cities</text:h>
      <table:table xmlns:table="urn:oasis:names:tc:opendocument:xmlns:table:1.0">
        <table:table-columns>
          <table:table-column table:style-name="countries.CitiesByCountry.name"/>
          <table:table-column table:style-name="countries.CitiesByCountry.zip_code"/>
          <table:table-column table:style-name="countries.CitiesByCountry.id"/>
        </table:table-columns>
        <table:table-header-rows>
          <table:table-row table:style-name="Lino Header Row">
            <table:table-cell table:style-name="Lino Cell Style">
              <text:p xmlns:text="urn:oasis:names:tc:opendocument:xmlns:text:1.0" text:style-name="Table Column Header">name</text:p>
            </table:table-cell>
            <table:table-cell table:style-name="Lino Cell Style">
              <text:p xmlns:text="urn:oasis:names:tc:opendocument:xmlns:text:1.0" text:style-name="Table Column Header">zip code</text:p>
            </table:table-cell>
            <table:table-cell table:style-name="Lino Cell Style">
              <text:p xmlns:text="urn:oasis:names:tc:opendocument:xmlns:text:1.0" text:style-name="Table Column Header">ID</text:p>
            </table:table-cell>
          </table:table-row>
        </table:table-header-rows>
        <table:table-rows>
          <table:table-row>
            <table:table-cell table:style-name="Lino Cell Style">
              <text:p xmlns:text="urn:oasis:names:tc:opendocument:xmlns:text:1.0" text:style-name="Table Contents">Angleur</text:p>
            </table:table-cell>
            <table:table-cell table:style-name="Lino Cell Style">
              <text:p xmlns:text="urn:oasis:names:tc:opendocument:xmlns:text:1.0" text:style-name="Table Contents">4031</text:p>
            </table:table-cell>
            <table:table-cell table:style-name="Lino Cell Style">
              <text:p xmlns:text="urn:oasis:names:tc:opendocument:xmlns:text:1.0" text:style-name="Number Cell">5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Bruxelles</text:p>
            </table:table-cell>
            <table:table-cell table:style-name="Lino Cell Style">
              <text:p xmlns:text="urn:oasis:names:tc:opendocument:xmlns:text:1.0" text:style-name="Table Contents">1000</text:p>
            </table:table-cell>
            <table:table-cell table:style-name="Lino Cell Style">
              <text:p xmlns:text="urn:oasis:names:tc:opendocument:xmlns:text:1.0" text:style-name="Number Cell">7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upen</text:p>
            </table:table-cell>
            <table:table-cell table:style-name="Lino Cell Style">
              <text:p xmlns:text="urn:oasis:names:tc:opendocument:xmlns:text:1.0" text:style-name="Table Contents">4700</text:p>
            </table:table-cell>
            <table:table-cell table:style-name="Lino Cell Style">
              <text:p xmlns:text="urn:oasis:names:tc:opendocument:xmlns:text:1.0" text:style-name="Number Cell">1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Kelmis</text:p>
            </table:table-cell>
            <table:table-cell table:style-name="Lino Cell Style">
              <text:p xmlns:text="urn:oasis:names:tc:opendocument:xmlns:text:1.0" text:style-name="Table Contents">4720</text:p>
            </table:table-cell>
            <table:table-cell table:style-name="Lino Cell Style">
              <text:p xmlns:text="urn:oasis:names:tc:opendocument:xmlns:text:1.0" text:style-name="Number Cell">2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Kettenis</text:p>
            </table:table-cell>
            <table:table-cell table:style-name="Lino Cell Style">
              <text:p xmlns:text="urn:oasis:names:tc:opendocument:xmlns:text:1.0" text:style-name="Table Contents">4701</text:p>
            </table:table-cell>
            <table:table-cell table:style-name="Lino Cell Style">
              <text:p xmlns:text="urn:oasis:names:tc:opendocument:xmlns:text:1.0" text:style-name="Number Cell">3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iège</text:p>
            </table:table-cell>
            <table:table-cell table:style-name="Lino Cell Style">
              <text:p xmlns:text="urn:oasis:names:tc:opendocument:xmlns:text:1.0" text:style-name="Table Contents">4000</text:p>
            </table:table-cell>
            <table:table-cell table:style-name="Lino Cell Style">
              <text:p xmlns:text="urn:oasis:names:tc:opendocument:xmlns:text:1.0" text:style-name="Number Cell">6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Oostende</text:p>
            </table:table-cell>
            <table:table-cell table:style-name="Lino Cell Style">
              <text:p xmlns:text="urn:oasis:names:tc:opendocument:xmlns:text:1.0" text:style-name="Table Contents">8400</text:p>
            </table:table-cell>
            <table:table-cell table:style-name="Lino Cell Style">
              <text:p xmlns:text="urn:oasis:names:tc:opendocument:xmlns:text:1.0" text:style-name="Number Cell">8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Raeren</text:p>
            </table:table-cell>
            <table:table-cell table:style-name="Lino Cell Style">
              <text:p xmlns:text="urn:oasis:names:tc:opendocument:xmlns:text:1.0" text:style-name="Table Contents">4730</text:p>
            </table:table-cell>
            <table:table-cell table:style-name="Lino Cell Style">
              <text:p xmlns:text="urn:oasis:names:tc:opendocument:xmlns:text:1.0" text:style-name="Number Cell">4</text:p>
            </table:table-cell>
          </table:table-row>
        </table:table-rows>
      </table:table>
      <text:p text:style-name="Standard"/>
      <text:h text:outline-level="2" text:style-name="Heading_20_2">Persons</text:h>
      <table:table xmlns:table="urn:oasis:names:tc:opendocument:xmlns:table:1.0">
        <table:table-columns>
          <table:table-column table:style-name="contacts.Persons.first_name"/>
          <table:table-column table:style-name="contacts.Persons.last_name"/>
          <table:table-column table:style-name="contacts.Persons.gender"/>
          <table:table-column table:style-name="contacts.Persons.address_column"/>
        </table:table-columns>
        <table:table-header-rows>
          <table:table-row table:style-name="Lino Header Row">
            <table:table-cell table:style-name="Lino Cell Style">
              <text:p xmlns:text="urn:oasis:names:tc:opendocument:xmlns:text:1.0" text:style-name="Table Column Header">First name</text:p>
            </table:table-cell>
            <table:table-cell table:style-name="Lino Cell Style">
              <text:p xmlns:text="urn:oasis:names:tc:opendocument:xmlns:text:1.0" text:style-name="Table Column Header">Last name</text:p>
            </table:table-cell>
            <table:table-cell table:style-name="Lino Cell Style">
              <text:p xmlns:text="urn:oasis:names:tc:opendocument:xmlns:text:1.0" text:style-name="Table Column Header">Gender</text:p>
            </table:table-cell>
            <table:table-cell table:style-name="Lino Cell Style">
              <text:p xmlns:text="urn:oasis:names:tc:opendocument:xmlns:text:1.0" text:style-name="Table Column Header">Address</text:p>
            </table:table-cell>
          </table:table-row>
        </table:table-header-rows>
        <table:table-rows>
          <table:table-row>
            <table:table-cell table:style-name="Lino Cell Style">
              <text:p xmlns:text="urn:oasis:names:tc:opendocument:xmlns:text:1.0" text:style-name="Table Contents">Hans</text:p>
            </table:table-cell>
            <table:table-cell table:style-name="Lino Cell Style">
              <text:p xmlns:text="urn:oasis:names:tc:opendocument:xmlns:text:1.0" text:style-name="Table Contents">Altenberg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Alter Malmedyer We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Andreas</text:p>
            </table:table-cell>
            <table:table-cell table:style-name="Lino Cell Style">
              <text:p xmlns:text="urn:oasis:names:tc:opendocument:xmlns:text:1.0" text:style-name="Table Contents">Aren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Aachener 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Annette</text:p>
            </table:table-cell>
            <table:table-cell table:style-name="Lino Cell Style">
              <text:p xmlns:text="urn:oasis:names:tc:opendocument:xmlns:text:1.0" text:style-name="Table Contents">Arens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Akazienwe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Alfons</text:p>
            </table:table-cell>
            <table:table-cell table:style-name="Lino Cell Style">
              <text:p xmlns:text="urn:oasis:names:tc:opendocument:xmlns:text:1.0" text:style-name="Table Contents">Ausdemwald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Am Bahndamm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aurent</text:p>
            </table:table-cell>
            <table:table-cell table:style-name="Lino Cell Style">
              <text:p xmlns:text="urn:oasis:names:tc:opendocument:xmlns:text:1.0" text:style-name="Table Contents">Bastiaensen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Am Ber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Bernard</text:p>
            </table:table-cell>
            <table:table-cell table:style-name="Lino Cell Style">
              <text:p xmlns:text="urn:oasis:names:tc:opendocument:xmlns:text:1.0" text:style-name="Table Contents">Bodard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Angleur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Bernd</text:p>
            </table:table-cell>
            <table:table-cell table:style-name="Lino Cell Style">
              <text:p xmlns:text="urn:oasis:names:tc:opendocument:xmlns:text:1.0" text:style-name="Table Contents">Brecht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Germany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Marc</text:p>
            </table:table-cell>
            <table:table-cell table:style-name="Lino Cell Style">
              <text:p xmlns:text="urn:oasis:names:tc:opendocument:xmlns:text:1.0" text:style-name="Table Contents">Chantraine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Auf dem Spitzber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Ulrike</text:p>
            </table:table-cell>
            <table:table-cell table:style-name="Lino Cell Style">
              <text:p xmlns:text="urn:oasis:names:tc:opendocument:xmlns:text:1.0" text:style-name="Table Contents">Charlier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Auenwe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Charlotte</text:p>
            </table:table-cell>
            <table:table-cell table:style-name="Lino Cell Style">
              <text:p xmlns:text="urn:oasis:names:tc:opendocument:xmlns:text:1.0" text:style-name="Table Contents">Collard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Am Waisenbüschchen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Dorothée</text:p>
            </table:table-cell>
            <table:table-cell table:style-name="Lino Cell Style">
              <text:p xmlns:text="urn:oasis:names:tc:opendocument:xmlns:text:1.0" text:style-name="Table Contents">Demeulenaere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August-Thonnar-Str.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Denis</text:p>
            </table:table-cell>
            <table:table-cell table:style-name="Lino Cell Style">
              <text:p xmlns:text="urn:oasis:names:tc:opendocument:xmlns:text:1.0" text:style-name="Table Contents">Denon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France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Daniel</text:p>
            </table:table-cell>
            <table:table-cell table:style-name="Lino Cell Style">
              <text:p xmlns:text="urn:oasis:names:tc:opendocument:xmlns:text:1.0" text:style-name="Table Contents">Dericum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Auf'm Rain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Robin</text:p>
            </table:table-cell>
            <table:table-cell table:style-name="Lino Cell Style">
              <text:p xmlns:text="urn:oasis:names:tc:opendocument:xmlns:text:1.0" text:style-name="Table Contents">Dubois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France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Jean</text:p>
            </table:table-cell>
            <table:table-cell table:style-name="Lino Cell Style">
              <text:p xmlns:text="urn:oasis:names:tc:opendocument:xmlns:text:1.0" text:style-name="Table Contents">Dupont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Angleur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mil</text:p>
            </table:table-cell>
            <table:table-cell table:style-name="Lino Cell Style">
              <text:p xmlns:text="urn:oasis:names:tc:opendocument:xmlns:text:1.0" text:style-name="Table Contents">Eierschal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Germany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Daniel</text:p>
            </table:table-cell>
            <table:table-cell table:style-name="Lino Cell Style">
              <text:p xmlns:text="urn:oasis:names:tc:opendocument:xmlns:text:1.0" text:style-name="Table Contents">Emont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Bennetsborn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rich</text:p>
            </table:table-cell>
            <table:table-cell table:style-name="Lino Cell Style">
              <text:p xmlns:text="urn:oasis:names:tc:opendocument:xmlns:text:1.0" text:style-name="Table Contents">Emont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rna</text:p>
            </table:table-cell>
            <table:table-cell table:style-name="Lino Cell Style">
              <text:p xmlns:text="urn:oasis:names:tc:opendocument:xmlns:text:1.0" text:style-name="Table Contents">Emonts-Gast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rwin</text:p>
            </table:table-cell>
            <table:table-cell table:style-name="Lino Cell Style">
              <text:p xmlns:text="urn:oasis:names:tc:opendocument:xmlns:text:1.0" text:style-name="Table Contents">Emontspool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dgar</text:p>
            </table:table-cell>
            <table:table-cell table:style-name="Lino Cell Style">
              <text:p xmlns:text="urn:oasis:names:tc:opendocument:xmlns:text:1.0" text:style-name="Table Contents">Engel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Bergkapell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Berta</text:p>
            </table:table-cell>
            <table:table-cell table:style-name="Lino Cell Style">
              <text:p xmlns:text="urn:oasis:names:tc:opendocument:xmlns:text:1.0" text:style-name="Table Contents">Ernst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Bahnhofsgass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berhart</text:p>
            </table:table-cell>
            <table:table-cell table:style-name="Lino Cell Style">
              <text:p xmlns:text="urn:oasis:names:tc:opendocument:xmlns:text:1.0" text:style-name="Table Contents">Ever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Bellmerin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Bernd</text:p>
            </table:table-cell>
            <table:table-cell table:style-name="Lino Cell Style">
              <text:p xmlns:text="urn:oasis:names:tc:opendocument:xmlns:text:1.0" text:style-name="Table Contents">Evertz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Bahnhof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uc</text:p>
            </table:table-cell>
            <table:table-cell table:style-name="Lino Cell Style">
              <text:p xmlns:text="urn:oasis:names:tc:opendocument:xmlns:text:1.0" text:style-name="Table Contents">Faymonville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Berg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Gérard</text:p>
            </table:table-cell>
            <table:table-cell table:style-name="Lino Cell Style">
              <text:p xmlns:text="urn:oasis:names:tc:opendocument:xmlns:text:1.0" text:style-name="Table Contents">Gernegroß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Binsterwe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Werner</text:p>
            </table:table-cell>
            <table:table-cell table:style-name="Lino Cell Style">
              <text:p xmlns:text="urn:oasis:names:tc:opendocument:xmlns:text:1.0" text:style-name="Table Contents">Groteclae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Brabant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Grete</text:p>
            </table:table-cell>
            <table:table-cell table:style-name="Lino Cell Style">
              <text:p xmlns:text="urn:oasis:names:tc:opendocument:xmlns:text:1.0" text:style-name="Table Contents">Hilgers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Buchenwe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Hans</text:p>
            </table:table-cell>
            <table:table-cell table:style-name="Lino Cell Style">
              <text:p xmlns:text="urn:oasis:names:tc:opendocument:xmlns:text:1.0" text:style-name="Table Contents">Hilger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Edel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Irene</text:p>
            </table:table-cell>
            <table:table-cell table:style-name="Lino Cell Style">
              <text:p xmlns:text="urn:oasis:names:tc:opendocument:xmlns:text:1.0" text:style-name="Table Contents">Ingels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Euregio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Jean-Pierre</text:p>
            </table:table-cell>
            <table:table-cell table:style-name="Lino Cell Style">
              <text:p xmlns:text="urn:oasis:names:tc:opendocument:xmlns:text:1.0" text:style-name="Table Contents">Jacob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Feld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Jérémy</text:p>
            </table:table-cell>
            <table:table-cell table:style-name="Lino Cell Style">
              <text:p xmlns:text="urn:oasis:names:tc:opendocument:xmlns:text:1.0" text:style-name="Table Contents">Jansen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Favrunpark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Jérôme</text:p>
            </table:table-cell>
            <table:table-cell table:style-name="Lino Cell Style">
              <text:p xmlns:text="urn:oasis:names:tc:opendocument:xmlns:text:1.0" text:style-name="Table Contents">Jeanémart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France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Herbert</text:p>
            </table:table-cell>
            <table:table-cell table:style-name="Lino Cell Style">
              <text:p xmlns:text="urn:oasis:names:tc:opendocument:xmlns:text:1.0" text:style-name="Table Contents">Johnen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Fränzel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Johannes</text:p>
            </table:table-cell>
            <table:table-cell table:style-name="Lino Cell Style">
              <text:p xmlns:text="urn:oasis:names:tc:opendocument:xmlns:text:1.0" text:style-name="Table Contents">Jona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Gewerbe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Jan</text:p>
            </table:table-cell>
            <table:table-cell table:style-name="Lino Cell Style">
              <text:p xmlns:text="urn:oasis:names:tc:opendocument:xmlns:text:1.0" text:style-name="Table Contents">Jousten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Gospert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Karl</text:p>
            </table:table-cell>
            <table:table-cell table:style-name="Lino Cell Style">
              <text:p xmlns:text="urn:oasis:names:tc:opendocument:xmlns:text:1.0" text:style-name="Table Contents">Kaivers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Gülcher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Karl</text:p>
            </table:table-cell>
            <table:table-cell table:style-name="Lino Cell Style">
              <text:p xmlns:text="urn:oasis:names:tc:opendocument:xmlns:text:1.0" text:style-name="Table Contents">Kell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Germany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isa</text:p>
            </table:table-cell>
            <table:table-cell table:style-name="Lino Cell Style">
              <text:p xmlns:text="urn:oasis:names:tc:opendocument:xmlns:text:1.0" text:style-name="Table Contents">Lahm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Germany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Guido</text:p>
            </table:table-cell>
            <table:table-cell table:style-name="Lino Cell Style">
              <text:p xmlns:text="urn:oasis:names:tc:opendocument:xmlns:text:1.0" text:style-name="Table Contents">Lambertz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Haagen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uc</text:p>
            </table:table-cell>
            <table:table-cell table:style-name="Lino Cell Style">
              <text:p xmlns:text="urn:oasis:names:tc:opendocument:xmlns:text:1.0" text:style-name="Table Contents">Laschet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Haasber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ine</text:p>
            </table:table-cell>
            <table:table-cell table:style-name="Lino Cell Style">
              <text:p xmlns:text="urn:oasis:names:tc:opendocument:xmlns:text:1.0" text:style-name="Table Contents">Lazarus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Haas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Josefine</text:p>
            </table:table-cell>
            <table:table-cell table:style-name="Lino Cell Style">
              <text:p xmlns:text="urn:oasis:names:tc:opendocument:xmlns:text:1.0" text:style-name="Table Contents">Leffin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Habsburgerwe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Marc</text:p>
            </table:table-cell>
            <table:table-cell table:style-name="Lino Cell Style">
              <text:p xmlns:text="urn:oasis:names:tc:opendocument:xmlns:text:1.0" text:style-name="Table Contents">Malmendier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Heidberg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Mark</text:p>
            </table:table-cell>
            <table:table-cell table:style-name="Lino Cell Style">
              <text:p xmlns:text="urn:oasis:names:tc:opendocument:xmlns:text:1.0" text:style-name="Table Contents">Martela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Oostende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eo</text:p>
            </table:table-cell>
            <table:table-cell table:style-name="Lino Cell Style">
              <text:p xmlns:text="urn:oasis:names:tc:opendocument:xmlns:text:1.0" text:style-name="Table Contents">Meessen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Heidgass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Marie-Louise</text:p>
            </table:table-cell>
            <table:table-cell table:style-name="Lino Cell Style">
              <text:p xmlns:text="urn:oasis:names:tc:opendocument:xmlns:text:1.0" text:style-name="Table Contents">Meier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Herbesthaler Straß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Franz</text:p>
            </table:table-cell>
            <table:table-cell table:style-name="Lino Cell Style">
              <text:p xmlns:text="urn:oasis:names:tc:opendocument:xmlns:text:1.0" text:style-name="Table Contents">Mießen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Heidhöhe, 4700 Eup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Alfons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Berta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Christian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Daniela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>Female</text:p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dgard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Fritz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Guido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Hans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Hedi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Inge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Jean</text:p>
            </table:table-cell>
            <table:table-cell table:style-name="Lino Cell Style">
              <text:p xmlns:text="urn:oasis:names:tc:opendocument:xmlns:text:1.0" text:style-name="Table Contents">Radermach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Rik</text:p>
            </table:table-cell>
            <table:table-cell table:style-name="Lino Cell Style">
              <text:p xmlns:text="urn:oasis:names:tc:opendocument:xmlns:text:1.0" text:style-name="Table Contents">Radermecker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Oostende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uc</text:p>
            </table:table-cell>
            <table:table-cell table:style-name="Lino Cell Style">
              <text:p xmlns:text="urn:oasis:names:tc:opendocument:xmlns:text:1.0" text:style-name="Table Contents">Saffre</text:p>
            </table:table-cell>
            <table:table-cell table:style-name="Lino Cell Style">
              <text:p xmlns:text="urn:oasis:names:tc:opendocument:xmlns:text:1.0" text:style-name="Table Contents">Male</text:p>
            </table:table-cell>
            <table:table-cell table:style-name="Lino Cell Style">
              <text:p xmlns:text="urn:oasis:names:tc:opendocument:xmlns:text:1.0" text:style-name="Table Contents">Uus 1, Vana-Vigala küla, 78003 Vigala, Estonia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Marie-Louise</text:p>
            </table:table-cell>
            <table:table-cell table:style-name="Lino Cell Style">
              <text:p xmlns:text="urn:oasis:names:tc:opendocument:xmlns:text:1.0" text:style-name="Table Contents">Vandenmeulenbos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Oostende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Leonardo</text:p>
            </table:table-cell>
            <table:table-cell table:style-name="Lino Cell Style">
              <text:p xmlns:text="urn:oasis:names:tc:opendocument:xmlns:text:1.0" text:style-name="Table Contents">da Vinci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lio</text:p>
            </table:table-cell>
            <table:table-cell table:style-name="Lino Cell Style">
              <text:p xmlns:text="urn:oasis:names:tc:opendocument:xmlns:text:1.0" text:style-name="Table Contents">di Rupo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Herman</text:p>
            </table:table-cell>
            <table:table-cell table:style-name="Lino Cell Style">
              <text:p xmlns:text="urn:oasis:names:tc:opendocument:xmlns:text:1.0" text:style-name="Table Contents">van Veen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Erna</text:p>
            </table:table-cell>
            <table:table-cell table:style-name="Lino Cell Style">
              <text:p xmlns:text="urn:oasis:names:tc:opendocument:xmlns:text:1.0" text:style-name="Table Contents">Ärgerlich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Rein</text:p>
            </table:table-cell>
            <table:table-cell table:style-name="Lino Cell Style">
              <text:p xmlns:text="urn:oasis:names:tc:opendocument:xmlns:text:1.0" text:style-name="Table Contents">Õunapuu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  <table:table-row>
            <table:table-cell table:style-name="Lino Cell Style">
              <text:p xmlns:text="urn:oasis:names:tc:opendocument:xmlns:text:1.0" text:style-name="Table Contents">Otto</text:p>
            </table:table-cell>
            <table:table-cell table:style-name="Lino Cell Style">
              <text:p xmlns:text="urn:oasis:names:tc:opendocument:xmlns:text:1.0" text:style-name="Table Contents">Östges</text:p>
            </table:table-cell>
            <table:table-cell table:style-name="Lino Cell Style">
              <text:p xmlns:text="urn:oasis:names:tc:opendocument:xmlns:text:1.0" text:style-name="Table Contents"/>
            </table:table-cell>
            <table:table-cell table:style-name="Lino Cell Style">
              <text:p xmlns:text="urn:oasis:names:tc:opendocument:xmlns:text:1.0" text:style-name="Table Contents">4730 Raeren, Belgium</text:p>
            </table:table-cell>
          </table:table-row>
        </table:table-rows>
      </table:table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1" style:font-adornments="Normal" svg:font-family="Arial" style:font-family-generic="swiss" style:font-pitch="variable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styles>
    <style:style xmlns:style="urn:oasis:names:tc:opendocument:xmlns:style:1.0" style:parent-style-name="Default" style:name="Table Contents" style:family="paragraph"/>
    <style:style xmlns:style="urn:oasis:names:tc:opendocument:xmlns:style:1.0" style:parent-style-name="Table Contents" style:name="Number Cell" style:family="paragraph">
      <style:paragraph-properties xmlns:ns0="urn:oasis:names:tc:opendocument:xmlns:xsl-fo-compatible:1.0" ns0:justify-single-word="true" ns0:text-align="end"/>
    </style:style>
    <style:style xmlns:style="urn:oasis:names:tc:opendocument:xmlns:style:1.0" style:parent-style-name="Table Contents" style:name="Table Column Header" style:family="paragraph">
      <style:text-properties xmlns:ns1="urn:oasis:names:tc:opendocument:xmlns:xsl-fo-compatible:1.0" ns1:font-weight="bold"/>
    </style:style>
    <style:style xmlns:style="urn:oasis:names:tc:opendocument:xmlns:style:1.0" style:parent-style-name="Default" style:name="Table Contents" style:family="paragraph"/>
    <style:style xmlns:style="urn:oasis:names:tc:opendocument:xmlns:style:1.0" style:parent-style-name="Table Contents" style:name="Number Cell" style:family="paragraph">
      <style:paragraph-properties xmlns:ns2="urn:oasis:names:tc:opendocument:xmlns:xsl-fo-compatible:1.0" ns2:justify-single-word="true" ns2:text-align="end"/>
    </style:style>
    <style:style xmlns:style="urn:oasis:names:tc:opendocument:xmlns:style:1.0" style:parent-style-name="Table Contents" style:name="Table Column Header" style:family="paragraph">
      <style:text-properties xmlns:ns3="urn:oasis:names:tc:opendocument:xmlns:xsl-fo-compatible:1.0" ns3:font-weight="bold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 fo:wrap-option="no-wrap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zh" style:language-complex="hi" style:font-size-asian="10.5pt" style:font-name-asian="SimSun" fo:font-size="12pt" style:font-size-complex="12pt" style:country-asian="CN" style:letter-kerning="true" fo:hyphenate="false" style:font-name-complex="Mangal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margin-top="0.101cm" fo:margin-bottom="0.101cm"/>
      <style:text-properties style:font-size-asian="10.5pt" style:font-name="Arial1" fo:font-size="10pt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Mangal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Mangal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Mangal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Mangal1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Internet_20_link" style:display-name="Internet link" style:family="text">
      <style:text-properties style:text-underline-width="auto" style:text-underline-style="solid" fo:language="zxx" fo:country="none" style:text-underline-color="font-color" style:language-asian="zxx" style:language-complex="zxx" style:country-complex="none" style:country-asian="none" fo:color="#00008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02-14T03:03:05.64</meta:creation-date>
    <dc:date>2012-04-21T21:05:31.56</dc:date>
    <dc:creator>Luc Saffre</dc:creator>
    <meta:editing-duration>PT5H8M37S</meta:editing-duration>
    <meta:editing-cycles>38</meta:editing-cycles>
    <meta:generator>LibreOffice/3.4$Win32 LibreOffice_project/340m1$Build-402</meta:generator>
    <meta:document-statistic meta:table-count="0" meta:image-count="0" meta:object-count="0" meta:page-count="1" meta:paragraph-count="5" meta:word-count="11" meta:character-count="65" meta:non-whitespace-character-count="59"/>
  </office:meta>
</office:document-meta>
</file>